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" svg:font-family="Cabin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42729" style:font-name="Lato" fo:font-size="12.8500003814697pt" fo:letter-spacing="normal" fo:font-style="normal" fo:font-weight="normal" officeooo:rsid="001f03e7" officeooo:paragraph-rsid="001f03e7"/>
    </style:style>
    <style:style style:name="P2" style:family="paragraph" style:parent-style-name="Standard">
      <style:text-properties fo:font-variant="normal" fo:text-transform="none" fo:color="#242729" style:font-name="Lato" fo:font-size="14pt" fo:letter-spacing="normal" fo:font-style="normal" fo:font-weight="bold" officeooo:rsid="0015d7b7" officeooo:paragraph-rsid="0015d7b7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242729" style:font-name="Lato" fo:font-size="14pt" fo:letter-spacing="normal" fo:font-style="normal" fo:font-weight="normal" officeooo:rsid="001f03e7" officeooo:paragraph-rsid="001f03e7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Cabin" fo:font-size="14pt" fo:letter-spacing="normal" fo:font-style="normal" fo:font-weight="normal" officeooo:rsid="0014c6a8" officeooo:paragraph-rsid="0014c6a8"/>
    </style:style>
    <style:style style:name="P5" style:family="paragraph" style:parent-style-name="Standard">
      <style:text-properties fo:font-variant="normal" fo:text-transform="none" fo:color="#000000" style:font-name="Lato" fo:font-size="14pt" fo:letter-spacing="normal" fo:font-style="normal" fo:font-weight="bold" officeooo:rsid="0019992d" officeooo:paragraph-rsid="001aeeee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4c6a8" officeooo:paragraph-rsid="0014c6a8" style:font-size-asian="14pt" style:font-size-complex="14pt"/>
    </style:style>
    <style:style style:name="P7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9992d" officeooo:paragraph-rsid="0017e061" style:font-size-asian="14pt" style:font-size-complex="14pt"/>
    </style:style>
    <style:style style:name="P8" style:family="paragraph" style:parent-style-name="Standard">
      <style:text-properties officeooo:rsid="0014c6a8" officeooo:paragraph-rsid="0014c6a8"/>
    </style:style>
    <style:style style:name="P9" style:family="paragraph" style:parent-style-name="Standard">
      <style:text-properties officeooo:rsid="00152f40" officeooo:paragraph-rsid="00152f40"/>
    </style:style>
    <style:style style:name="P10" style:family="paragraph" style:parent-style-name="Standard">
      <style:text-properties style:font-name="Lato" fo:font-size="14pt" officeooo:rsid="0017e061" officeooo:paragraph-rsid="0017e061" style:font-size-asian="14pt" style:font-size-complex="14pt"/>
    </style:style>
    <style:style style:name="P11" style:family="paragraph" style:parent-style-name="Standard">
      <style:text-properties fo:font-variant="normal" fo:text-transform="none" fo:color="#242729" style:font-name="Lato" fo:font-size="14pt" fo:letter-spacing="normal" fo:font-style="normal" fo:font-weight="bold" officeooo:rsid="0015d7b7" officeooo:paragraph-rsid="0015d7b7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42729" style:font-name="Lato" fo:font-size="14pt" fo:letter-spacing="normal" fo:font-style="normal" fo:font-weight="bold" officeooo:rsid="002c2fd9" officeooo:paragraph-rsid="002c2fd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4c6a8" officeooo:paragraph-rsid="0014c6a8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font-name="Cabin" fo:font-size="14pt" fo:letter-spacing="normal" fo:font-style="normal" fo:font-weight="normal" officeooo:rsid="0030d9d9" officeooo:paragraph-rsid="0030d9d9"/>
    </style:style>
    <style:style style:name="P15" style:family="paragraph" style:parent-style-name="Standard">
      <style:text-properties fo:font-variant="normal" fo:text-transform="none" fo:color="#000000" style:font-name="Cabin" fo:font-size="14pt" fo:letter-spacing="normal" fo:font-style="normal" fo:font-weight="normal" officeooo:rsid="00312abc" officeooo:paragraph-rsid="00312abc" style:font-style-asian="normal" style:font-style-complex="normal"/>
    </style:style>
    <style:style style:name="T1" style:family="text">
      <style:text-properties officeooo:rsid="0027eb86"/>
    </style:style>
    <style:style style:name="T2" style:family="text">
      <style:text-properties fo:font-variant="normal" fo:text-transform="none" fo:color="#242729" style:font-name="Lato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Lato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Lato" fo:font-size="14pt" fo:letter-spacing="normal" fo:font-style="italic" fo:font-weight="normal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19992d"/>
    </style:style>
    <style:style style:name="T7" style:family="text">
      <style:text-properties fo:font-variant="normal" fo:text-transform="none" fo:color="#000000" fo:letter-spacing="normal" fo:font-style="normal" fo:font-weight="normal" officeooo:rsid="002d5ecd"/>
    </style:style>
    <style:style style:name="T8" style:family="text">
      <style:text-properties fo:font-variant="normal" fo:text-transform="none" fo:color="#000000" fo:letter-spacing="normal" fo:font-style="normal" fo:font-weight="normal" officeooo:rsid="002f1469"/>
    </style:style>
    <style:style style:name="T9" style:family="text">
      <style:text-properties fo:font-variant="normal" fo:text-transform="none" fo:color="#000000" fo:letter-spacing="normal" fo:font-style="normal" fo:font-weight="normal" officeooo:rsid="002fcc1d"/>
    </style:style>
    <style:style style:name="T10" style:family="text">
      <style:text-properties fo:font-variant="normal" fo:text-transform="none" fo:color="#000000" fo:letter-spacing="normal" fo:font-style="normal" fo:font-weight="normal" officeooo:rsid="00306bea"/>
    </style:style>
    <style:style style:name="T11" style:family="text">
      <style:text-properties fo:font-variant="normal" fo:text-transform="none" fo:color="#000000" fo:letter-spacing="normal" fo:font-style="normal" fo:font-weight="normal" officeooo:rsid="0035e5f7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style:font-name="Lato"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PORT</text:p>
      <text:p text:style-name="P2"/>
      <text:p text:style-name="P2">In which cases we should use alined_malloc() instead of standard malloc?</text:p>
      <text:p text:style-name="P3"/>
      <text:p text:style-name="P9"><text:span text:style-name="T2">As </text:span><text:a xlink:type="simple" xlink:href="http://www.gnu.org/" text:style-name="Internet_20_link" text:visited-style-name="Visited_20_Internet_20_Link"><text:span text:style-name="T13">http://www.gnu.org</text:span></text:a><text:span text:style-name="T2"> says:</text:span></text:p>
      <text:p text:style-name="P6"/>
      <text:p text:style-name="P8"><text:span text:style-name="T3">“The address of a block returned by </text:span><text:span text:style-name="Source_20_Text"><text:span text:style-name="T4">malloc</text:span></text:span><text:span text:style-name="Source_20_Text"><text:span text:style-name="T3"> </text:span></text:span><text:span text:style-name="T3">or </text:span><text:span text:style-name="Source_20_Text"><text:span text:style-name="T4">realloc</text:span></text:span><text:span text:style-name="Source_20_Text"><text:span text:style-name="T3"> </text:span></text:span><text:span text:style-name="T3">in GNU systems is always a multiple of eight (or sixteen on 64-bit systems). If you need a block whose address is a multiple of a higher power of two than that, use </text:span><text:span text:style-name="Source_20_Text"><text:span text:style-name="T4">aligned_alloc</text:span></text:span><text:span text:style-name="Source_20_Text"><text:span text:style-name="T3"> </text:span></text:span><text:span text:style-name="T3">or </text:span><text:span text:style-name="Source_20_Text"><text:span text:style-name="T4">posix_memalign</text:span></text:span><text:span text:style-name="T3">. </text:span><text:span text:style-name="Source_20_Text"><text:span text:style-name="T4">aligned_alloc</text:span></text:span><text:span text:style-name="Source_20_Text"><text:span text:style-name="T3"> </text:span></text:span><text:span text:style-name="T3">and </text:span><text:span text:style-name="Source_20_Text"><text:span text:style-name="T4">posix_memalign</text:span></text:span><text:span text:style-name="Source_20_Text"><text:span text:style-name="T3"> </text:span></text:span><text:span text:style-name="T3">are declared in </text:span><text:span text:style-name="Example"><text:span text:style-name="T4">stdlib.h</text:span></text:span><text:span text:style-name="T3">.”</text:span></text:p>
      <text:p text:style-name="P6"/>
      <text:p text:style-name="P10"><text:span text:style-name="T5">Therefore, we use </text:span><text:span text:style-name="T12">aligned_malloc()</text:span><text:span text:style-name="T5"> in which we need address is a multiple of higher power of 2 (such as 2^12, 2^1</text:span><text:span text:style-name="T11">8 or </text:span><text:span text:style-name="T5">2^20) </text:span><text:span text:style-name="T6">for our </text:span><text:span text:style-name="T7">custom</text:span><text:span text:style-name="T6"> structures </text:span><text:span text:style-name="T10">or </text:span><text:span text:style-name="T8">classes </text:span><text:span text:style-name="T9">(in c++)</text:span><text:span text:style-name="T6">.</text:span></text:p>
      <text:p text:style-name="P7"/>
      <text:p text:style-name="P5">How can we increase the size of heap in a running process?</text:p>
      <text:p text:style-name="P14"/>
      <text:p text:style-name="P14">The heap have start point, end point (called break, a point which heap is used) and the maximum size. So we only increase heap (or extend heap) not overflow the maximum size of heap.</text:p>
      <text:p text:style-name="P14"/>
      <text:p text:style-name="P14">In programming languages, we increase the size of heap in a running process, that means we allocate dynamic memory, in C such as <text:span text:style-name="T14">malloc(), </text:span><text:span text:style-name="T15">or other languages such as </text:span><text:span text:style-name="T14">new. </text:span></text:p>
      <text:p text:style-name="P14"><text:span text:style-name="T14"/></text:p>
      <text:p text:style-name="P15">In C, we can also use the syscall <text:span text:style-name="T14">sbrk(int inc) </text:span>to increase <text:span text:style-name="T14">inc</text:span> the break point in heap to allocate dynamic memor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" svg:font-family="Cabin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variant="normal" fo:text-transform="none" fo:color="#242729" style:font-name="Lato" fo:font-size="12.8500003814697pt" fo:letter-spacing="normal" fo:font-style="normal" fo:font-weight="normal" officeooo:rsid="001f03e7" officeooo:paragraph-rsid="001f03e7"/>
    </style:style>
    <style:style style:name="MT1" style:family="text">
      <style:text-properties officeooo:rsid="0027eb86"/>
    </style:style>
    <style:page-layout style:name="Mpm1">
      <style:page-layout-properties fo:page-width="8.2701in" fo:page-height="11.6902in" style:num-format="1" style:print-orientation="portrait" fo:margin-top="0.7382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098in" fo:margin-left="0in" fo:margin-right="0in" fo:margin-bottom="0.2in" fo:border-top="none" fo:border-bottom="0.06pt solid #808080" fo:border-left="none" fo:border-right="none" fo:padding="0.0201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ab 4: <text:span text:style-name="MT1">Process – </text:span>Course: Operating Systems</text:p>
        <text:p text:style-name="MP1"><text:span text:style-name="MT1">Student ID</text:span>: 1610852 – Name: Huynh Sam H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7:05:21.068015054</meta:creation-date>
    <meta:generator>LibreOffice/5.1.6.2$Linux_X86_64 LibreOffice_project/10m0$Build-2</meta:generator>
    <dc:date>2018-03-04T19:30:59.279374618</dc:date>
    <meta:editing-duration>PT1H5M10S</meta:editing-duration>
    <meta:editing-cycles>34</meta:editing-cycles>
    <meta:document-statistic meta:table-count="0" meta:image-count="0" meta:object-count="0" meta:page-count="1" meta:paragraph-count="11" meta:word-count="210" meta:character-count="1194" meta:non-whitespace-character-count="992"/>
  </office:meta>
</office:document-meta>
</file>